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95d" officeooo:paragraph-rsid="0017695d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7695d" officeooo:paragraph-rsid="0017695d" style:font-size-asian="24pt" style:font-weight-asian="bold" style:font-size-complex="24pt" style:font-weight-complex="bold"/>
    </style:style>
    <style:style style:name="P3" style:family="paragraph" style:parent-style-name="Standard">
      <style:text-properties officeooo:rsid="001874f1" officeooo:paragraph-rsid="001874f1"/>
    </style:style>
    <style:style style:name="P4" style:family="paragraph" style:parent-style-name="Standard">
      <style:text-properties fo:font-size="14pt" style:text-underline-style="none" fo:font-weight="bold" officeooo:rsid="001874f1" officeooo:paragraph-rsid="001874f1" style:font-weight-asian="bold" style:font-weight-complex="bold"/>
    </style:style>
    <style:style style:name="P5" style:family="paragraph" style:parent-style-name="Standard">
      <style:text-properties officeooo:rsid="00129bf2" officeooo:paragraph-rsid="00194993"/>
    </style:style>
    <style:style style:name="P6" style:family="paragraph" style:parent-style-name="Standard" style:list-style-name="L1">
      <style:text-properties officeooo:rsid="001874f1" officeooo:paragraph-rsid="001874f1"/>
    </style:style>
    <style:style style:name="P7" style:family="paragraph" style:parent-style-name="Standard" style:list-style-name="L2">
      <style:text-properties officeooo:rsid="00129bf2" officeooo:paragraph-rsid="00194993"/>
    </style:style>
    <style:style style:name="P8" style:family="paragraph" style:parent-style-name="Standard" style:list-style-name="L2">
      <style:text-properties officeooo:rsid="00194993" officeooo:paragraph-rsid="00194993"/>
    </style:style>
    <style:style style:name="P9" style:family="paragraph" style:parent-style-name="Standard" style:list-style-name="L2">
      <style:text-properties officeooo:rsid="00194993" officeooo:paragraph-rsid="001eaadc"/>
    </style:style>
    <style:style style:name="P10" style:family="paragraph" style:parent-style-name="Standard" style:list-style-name="L2">
      <style:text-properties officeooo:rsid="00194993" officeooo:paragraph-rsid="001b3339"/>
    </style:style>
    <style:style style:name="P11" style:family="paragraph" style:parent-style-name="Standard" style:list-style-name="L2">
      <style:text-properties officeooo:rsid="001b3339" officeooo:paragraph-rsid="00194993"/>
    </style:style>
    <style:style style:name="P12" style:family="paragraph" style:parent-style-name="Standard" style:list-style-name="L2">
      <style:text-properties officeooo:rsid="001b3339" officeooo:paragraph-rsid="001b3339"/>
    </style:style>
    <style:style style:name="P13" style:family="paragraph" style:parent-style-name="Standard" style:list-style-name="L2">
      <style:text-properties officeooo:rsid="001b3339" officeooo:paragraph-rsid="001eaadc"/>
    </style:style>
    <style:style style:name="P14" style:family="paragraph" style:parent-style-name="Standard" style:list-style-name="L2">
      <style:text-properties officeooo:rsid="001d7e20" officeooo:paragraph-rsid="001d7e20"/>
    </style:style>
    <style:style style:name="P15" style:family="paragraph" style:parent-style-name="Standard" style:list-style-name="L2">
      <style:text-properties officeooo:rsid="001eaadc" officeooo:paragraph-rsid="001eaadc"/>
    </style:style>
    <style:style style:name="P16" style:family="paragraph" style:parent-style-name="Standard" style:list-style-name="L2">
      <style:text-properties officeooo:rsid="00207efa" officeooo:paragraph-rsid="00207efa"/>
    </style:style>
    <style:style style:name="P17" style:family="paragraph" style:parent-style-name="Standard" style:list-style-name="L2">
      <style:text-properties officeooo:rsid="00210c9f" officeooo:paragraph-rsid="00210c9f"/>
    </style:style>
    <style:style style:name="P18" style:family="paragraph" style:parent-style-name="Standard">
      <style:text-properties officeooo:rsid="00210c9f" officeooo:paragraph-rsid="00210c9f"/>
    </style:style>
    <style:style style:name="P19" style:family="paragraph" style:parent-style-name="Standard">
      <style:text-properties officeooo:rsid="0022d62b" officeooo:paragraph-rsid="0022d62b"/>
    </style:style>
    <style:style style:name="P20" style:family="paragraph" style:parent-style-name="Standard" style:list-style-name="L3">
      <style:text-properties officeooo:paragraph-rsid="0022d62b"/>
    </style:style>
    <style:style style:name="P21" style:family="paragraph" style:parent-style-name="Standard" style:list-style-name="L3">
      <style:text-properties officeooo:rsid="00236313" officeooo:paragraph-rsid="00236313"/>
    </style:style>
    <style:style style:name="P22" style:family="paragraph" style:parent-style-name="Standard" style:list-style-name="L3">
      <style:text-properties officeooo:rsid="00243813" officeooo:paragraph-rsid="00243813"/>
    </style:style>
    <style:style style:name="P23" style:family="paragraph" style:parent-style-name="Standard">
      <style:text-properties officeooo:rsid="00243813" officeooo:paragraph-rsid="00243813"/>
    </style:style>
    <style:style style:name="P24" style:family="paragraph" style:parent-style-name="Standard">
      <style:text-properties officeooo:rsid="0026f7f3" officeooo:paragraph-rsid="0026f7f3"/>
    </style:style>
    <style:style style:name="P25" style:family="paragraph" style:parent-style-name="Standard" style:list-style-name="L4">
      <style:text-properties officeooo:rsid="0026f7f3" officeooo:paragraph-rsid="0026f7f3"/>
    </style:style>
    <style:style style:name="P26" style:family="paragraph" style:parent-style-name="Standard">
      <style:paragraph-properties fo:break-before="page"/>
      <style:text-properties officeooo:rsid="00210c9f" officeooo:paragraph-rsid="00210c9f"/>
    </style:style>
    <style:style style:name="T1" style:family="text">
      <style:text-properties style:text-position="super 58%"/>
    </style:style>
    <style:style style:name="T2" style:family="text">
      <style:text-properties officeooo:rsid="001b3339"/>
    </style:style>
    <style:style style:name="T3" style:family="text">
      <style:text-properties officeooo:rsid="001d7e20"/>
    </style:style>
    <style:style style:name="T4" style:family="text">
      <style:text-properties officeooo:rsid="0022d62b"/>
    </style:style>
    <style:style style:name="T5" style:family="text">
      <style:text-properties officeooo:rsid="0025ba92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 a-t-il des limites au pouvoir politique ?</text:p>
      <text:p text:style-name="P1"/>
      <text:p text:style-name="P1"/>
      <text:p text:style-name="P4">Définitions de la politique :</text:p>
      <text:list xml:id="list612194536166056866" text:style-name="L1">
        <text:list-item>
          <text:p text:style-name="P6">L’art de diriger la cité, de gouverner l’État</text:p>
        </text:list-item>
        <text:list-item>
          <text:p text:style-name="P6">L’ensemble du domaine des institutions distinguées d’autres aspects de la réalité sociale et en particulier de la sphère économique</text:p>
        </text:list-item>
      </text:list>
      <text:p text:style-name="P3"/>
      <text:p text:style-name="P3"/>
      <text:p text:style-name="P5">Pensées de Pascal</text:p>
      <text:p text:style-name="P5">Papiers classés, 308 (793) (p.143-145)</text:p>
      <text:p text:style-name="P5"/>
      <text:list xml:id="list8423534471678839184" text:style-name="L2">
        <text:list-item>
          <text:p text:style-name="P7">Le thème principal est l’ordre</text:p>
        </text:list-item>
        <text:list-item>
          <text:p text:style-name="P8">La thèse principale : Il y a 3 ordres</text:p>
          <text:list>
            <text:list-item>
              <text:p text:style-name="P8">L’ordre des corps, de la chair</text:p>
            </text:list-item>
            <text:list-item>
              <text:p text:style-name="P8">L’ordre de l’esprit, du spirituel</text:p>
            </text:list-item>
            <text:list-item>
              <text:p text:style-name="P8">L’ordre de la charité, de la sagesse</text:p>
            </text:list-item>
          </text:list>
          <text:p text:style-name="P8"/>
        </text:list-item>
        <text:list-item>
          <text:p text:style-name="P8">1<text:span text:style-name="T1">er</text:span> paragraphe</text:p>
          <text:list>
            <text:list-item>
              <text:p text:style-name="P8">figurer = représenter</text:p>
            </text:list-item>
            <text:list-item>
              <text:p text:style-name="P8">Il n’y a pas de rapports entre les ordres, et il y a une plus grande différence entre les corps et l’esprit qu’entre l’esprit et la charité</text:p>
            </text:list-item>
          </text:list>
          <text:p text:style-name="P11"/>
        </text:list-item>
        <text:list-item>
          <text:p text:style-name="P12"><text:span text:style-name="T3">H</text:span>étérogénéité entre les ordres</text:p>
          <text:list>
            <text:list-header>
              <text:p text:style-name="P12">Cette image des ordres a une origine géométrique</text:p>
              <text:list>
                <text:list-header>
                  <text:p text:style-name="P14">Il n’y a pas de commune mesure entre la ligne et la surface et entre la surface et le volume</text:p>
                  <text:p text:style-name="P14">De même, il n’y a pas de commune mesure entre un ordre et un autre</text:p>
                  <text:list>
                    <text:list-header>
                      <text:p text:style-name="P15">Ils sont incommensurables</text:p>
                    </text:list-header>
                  </text:list>
                </text:list-header>
              </text:list>
              <text:p text:style-name="P16">Développer ses compétences dans un ordre n’aura aucune influence sur nos compétences dans les autres ordres</text:p>
            </text:list-header>
          </text:list>
        </text:list-item>
        <text:list-item>
          <text:p text:style-name="P15">Hiérarchie des ordres</text:p>
          <text:list>
            <text:list-item>
              <text:p text:style-name="P9">L’ordre des corps, c’est ce qui appartient à tout ce qui est visible</text:p>
              <text:list>
                <text:list-header>
                  <text:p text:style-name="P10"><text:span text:style-name="T2">T</text:span>out ce qui concerne la puissance matérielle (richesse) et temporelle (politique)</text:p>
                  <text:p text:style-name="P8">Les grands de chair, c’est tous ceux qui ont une puissance visible et qui la manifestent</text:p>
                </text:list-header>
              </text:list>
              <text:p text:style-name="P8">L’ordre de l’esprit, ça renvoie au domaine intellectuel</text:p>
              <text:list text:continue-numbering="true">
                <text:list-header>
                  <text:p text:style-name="P8">Exemple : Archimède, qui a brillé dans le domaine intellectuel</text:p>
                </text:list-header>
              </text:list>
              <text:p text:style-name="P8">L’ordre de la charité, <text:span text:style-name="T2">ça renvoie à l’amour</text:span></text:p>
              <text:list text:continue-numbering="true">
                <text:list-header>
                  <text:p text:style-name="P13">Dans la théologie chrétienne, la charité est une vertu théologale (une vertu par Dieu et pour Dieu)</text:p>
                </text:list-header>
              </text:list>
            </text:list-item>
            <text:list-item>
              <text:p text:style-name="P15">Corps &lt; Esprit &lt; Charité</text:p>
            </text:list-item>
            <text:list-item>
              <text:p text:style-name="P15">Les ordres subordonnés ne voient pas les ordres supérieurs</text:p>
              <text:list>
                <text:list-item>
                  <text:p text:style-name="P15">Objection : On peut appartenir à plusieurs ordres</text:p>
                </text:list-item>
                <text:list-item>
                  <text:p text:style-name="P17">Les ordres supérieurs ne sont pas totalement invisibles aux ordres subordonnés</text:p>
                  <text:p text:style-name="P17">Paragraphe 12</text:p>
                </text:list-item>
              </text:list>
            </text:list-item>
          </text:list>
          <text:p text:style-name="P17"/>
        </text:list-item>
        <text:list-item>
          <text:p text:style-name="P17">La foi n’est pas un don de raisonnement mais un don de Dieu</text:p>
        </text:list-item>
      </text:list>
      <text:p text:style-name="P18"/>
      <text:p text:style-name="P26"/>
      <text:p text:style-name="P19">Pensée<text:span text:style-name="T5">s</text:span> 58 (332) (p.50)</text:p>
      <text:p text:style-name="P19"/>
      <text:p text:style-name="P24">1<text:span text:style-name="T1">re</text:span> pensée</text:p>
      <text:list xml:id="list923563603226612326" text:style-name="L3">
        <text:list-item>
          <text:p text:style-name="P20"><text:span text:style-name="T4">« La Tyrannie consiste au désir de domination universel et hors de son ordre. »</text:span></text:p>
          <text:p text:style-name="P21">→ C’est le désir qui est universel</text:p>
          <text:list>
            <text:list-header>
              <text:p text:style-name="P21">Interprétations :</text:p>
              <text:list>
                <text:list-item>
                  <text:p text:style-name="P21">Tout le monde veut dominer hors de son ordre</text:p>
                </text:list-item>
                <text:list-item>
                  <text:p text:style-name="P21">Le désir serait de régner dans tous les ordres</text:p>
                </text:list-item>
              </text:list>
              <text:p text:style-name="P21">C’est le fait de vouloir dominer dans d’autres ordres mais avec des moyens qui ne sont pas ceux de ces autres ordres</text:p>
              <text:p text:style-name="P21"/>
            </text:list-header>
          </text:list>
        </text:list-item>
        <text:list-item>
          <text:p text:style-name="P22">« Et quelquefois ils se rencontrent et le fort et le beau se battent sottement à qui sera le maître l’un de l’autre, car leur maîtrise est de divers genre. Ils ne s’entendent pas. Et leur faute est de vouloir régner partout. »</text:p>
          <text:list>
            <text:list-item>
              <text:p text:style-name="P22">Le beau dirait « je suis plus fort que toi car je suis beau et pas toi »</text:p>
              <text:p text:style-name="P22">Le fort dirait de même mais avec la force</text:p>
              <text:list>
                <text:list-header>
                  <text:p text:style-name="P22">Tous deux ont raison dans l’ordre de chacun</text:p>
                  <text:p text:style-name="P22">Mais tous deux veulent imposer leur force de leur domaine dans le domaine de l’autre</text:p>
                </text:list-header>
              </text:list>
            </text:list-item>
          </text:list>
          <text:p text:style-name="P22">« Rien ne le peut, non pas même la force : elle ne fait rien au royaume des savants, elle n’est maîtresse que des actions extérieures. »</text:p>
          <text:list text:continue-numbering="true">
            <text:list-item>
              <text:p text:style-name="P22">La force ne peut pas imposer une conviction ou une croyance par elle-même</text:p>
            </text:list-item>
          </text:list>
        </text:list-item>
      </text:list>
      <text:p text:style-name="P23"/>
      <text:p text:style-name="P24">2<text:span text:style-name="T1">e</text:span> pensée</text:p>
      <text:list xml:id="list364340359142376303" text:style-name="L4">
        <text:list-item>
          <text:p text:style-name="P25">« La tyrannie est de vouloir avoir par une voie ce qu’on ne peut avoir que par une autre. »</text:p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5:41:19.887000000</meta:creation-date>
    <dc:date>2018-12-14T15:51:02.451000000</dc:date>
    <meta:editing-duration>PT53M43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6" meta:word-count="586" meta:character-count="3002" meta:non-whitespace-character-count="2516"/>
  </office:meta>
</office:document-meta>
</file>